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09e1" officeooo:paragraph-rsid="000909e1"/>
    </style:style>
    <style:style style:name="P2" style:family="paragraph" style:parent-style-name="Standard">
      <style:text-properties officeooo:rsid="000a23dd" officeooo:paragraph-rsid="000a23dd"/>
    </style:style>
    <style:style style:name="P3" style:family="paragraph" style:parent-style-name="Standard">
      <style:text-properties officeooo:rsid="000a23dd" officeooo:paragraph-rsid="000bb0a4"/>
    </style:style>
    <style:style style:name="P4" style:family="paragraph" style:parent-style-name="Standard">
      <style:text-properties officeooo:rsid="000a23dd" officeooo:paragraph-rsid="000f9cb3"/>
    </style:style>
    <style:style style:name="P5" style:family="paragraph" style:parent-style-name="Standard">
      <style:text-properties officeooo:rsid="000a23dd" officeooo:paragraph-rsid="00118f9b"/>
    </style:style>
    <style:style style:name="P6" style:family="paragraph" style:parent-style-name="Standard">
      <style:text-properties officeooo:rsid="000a23dd" officeooo:paragraph-rsid="00154daa"/>
    </style:style>
    <style:style style:name="P7" style:family="paragraph" style:parent-style-name="Standard">
      <style:text-properties officeooo:rsid="000a9ee8" officeooo:paragraph-rsid="000a9ee8"/>
    </style:style>
    <style:style style:name="P8" style:family="paragraph" style:parent-style-name="Standard">
      <style:text-properties officeooo:rsid="000a9ee8" officeooo:paragraph-rsid="000a9ee8" fo:background-color="#fff200"/>
    </style:style>
    <style:style style:name="P9" style:family="paragraph" style:parent-style-name="Standard">
      <style:text-properties officeooo:rsid="000bb0a4" officeooo:paragraph-rsid="000bb0a4"/>
    </style:style>
    <style:style style:name="P10" style:family="paragraph" style:parent-style-name="Standard">
      <style:text-properties officeooo:rsid="000bb0a4" officeooo:paragraph-rsid="000f9cb3"/>
    </style:style>
    <style:style style:name="P11" style:family="paragraph" style:parent-style-name="Standard">
      <style:text-properties officeooo:rsid="000bb0a4" officeooo:paragraph-rsid="00118f9b"/>
    </style:style>
    <style:style style:name="P12" style:family="paragraph" style:parent-style-name="Standard">
      <style:text-properties officeooo:rsid="000c2adf" officeooo:paragraph-rsid="000c2adf"/>
    </style:style>
    <style:style style:name="P13" style:family="paragraph" style:parent-style-name="Standard">
      <style:text-properties officeooo:rsid="000c609d" officeooo:paragraph-rsid="000c609d"/>
    </style:style>
    <style:style style:name="P14" style:family="paragraph" style:parent-style-name="Standard">
      <style:text-properties officeooo:rsid="000de89c" officeooo:paragraph-rsid="000de89c"/>
    </style:style>
    <style:style style:name="P15" style:family="paragraph" style:parent-style-name="Standard">
      <style:text-properties fo:font-weight="bold" officeooo:rsid="000de89c" officeooo:paragraph-rsid="000de89c" style:font-weight-asian="bold" style:font-weight-complex="bold"/>
    </style:style>
    <style:style style:name="P16" style:family="paragraph" style:parent-style-name="Standard">
      <style:text-properties fo:font-weight="bold" officeooo:rsid="000bb0a4" officeooo:paragraph-rsid="000f9cb3" style:font-weight-asian="bold" style:font-weight-complex="bold"/>
    </style:style>
    <style:style style:name="P17" style:family="paragraph" style:parent-style-name="Standard">
      <style:text-properties fo:font-weight="bold" officeooo:rsid="00118f9b" officeooo:paragraph-rsid="00118f9b" style:font-weight-asian="bold" style:font-weight-complex="bold"/>
    </style:style>
    <style:style style:name="P18" style:family="paragraph" style:parent-style-name="Standard">
      <style:text-properties officeooo:rsid="000f9cb3" officeooo:paragraph-rsid="000f9cb3"/>
    </style:style>
    <style:style style:name="P19" style:family="paragraph" style:parent-style-name="Standard">
      <style:text-properties officeooo:rsid="000f9cb3" officeooo:paragraph-rsid="00118f9b"/>
    </style:style>
    <style:style style:name="P20" style:family="paragraph" style:parent-style-name="Standard">
      <style:text-properties fo:font-weight="normal" officeooo:rsid="000bb0a4" officeooo:paragraph-rsid="00118f9b" style:font-weight-asian="normal" style:font-weight-complex="normal"/>
    </style:style>
    <style:style style:name="P21" style:family="paragraph" style:parent-style-name="Standard">
      <style:text-properties fo:font-weight="normal" officeooo:rsid="000bb0a4" officeooo:paragraph-rsid="000f9cb3" style:font-weight-asian="normal" style:font-weight-complex="normal"/>
    </style:style>
    <style:style style:name="P22" style:family="paragraph" style:parent-style-name="Standard">
      <style:text-properties fo:font-weight="normal" officeooo:rsid="00134ffb" officeooo:paragraph-rsid="00134ffb" style:font-weight-asian="normal" style:font-weight-complex="normal"/>
    </style:style>
    <style:style style:name="P23" style:family="paragraph" style:parent-style-name="Standard">
      <style:text-properties officeooo:rsid="00134ffb" officeooo:paragraph-rsid="00134ffb"/>
    </style:style>
    <style:style style:name="P24" style:family="paragraph" style:parent-style-name="Standard">
      <style:text-properties fo:font-size="11pt" officeooo:rsid="000a23dd" officeooo:paragraph-rsid="00154daa" style:font-size-asian="11pt" style:font-size-complex="11pt"/>
    </style:style>
    <style:style style:name="P25" style:family="paragraph" style:parent-style-name="Standard">
      <style:text-properties fo:font-size="11pt" officeooo:rsid="000a23dd" officeooo:paragraph-rsid="0017aa40" style:font-size-asian="11pt" style:font-size-complex="11pt"/>
    </style:style>
    <style:style style:name="P26" style:family="paragraph" style:parent-style-name="Standard">
      <style:text-properties fo:font-size="11pt" officeooo:rsid="000bb0a4" officeooo:paragraph-rsid="00154daa" style:font-size-asian="11pt" style:font-size-complex="11pt"/>
    </style:style>
    <style:style style:name="P27" style:family="paragraph" style:parent-style-name="Standard">
      <style:text-properties fo:font-size="11pt" officeooo:rsid="000bb0a4" officeooo:paragraph-rsid="0017aa40" style:font-size-asian="11pt" style:font-size-complex="11pt"/>
    </style:style>
    <style:style style:name="P28" style:family="paragraph" style:parent-style-name="Standard">
      <style:text-properties fo:font-size="11pt" officeooo:rsid="00134ffb" officeooo:paragraph-rsid="00154daa" style:font-size-asian="11pt" style:font-size-complex="11pt"/>
    </style:style>
    <style:style style:name="P29" style:family="paragraph" style:parent-style-name="Standard">
      <style:text-properties fo:font-size="11pt" officeooo:rsid="00134ffb" officeooo:paragraph-rsid="0017210d" style:font-size-asian="11pt" style:font-size-complex="11pt"/>
    </style:style>
    <style:style style:name="P30" style:family="paragraph" style:parent-style-name="Standard">
      <style:text-properties fo:font-size="11pt" officeooo:rsid="00134ffb" officeooo:paragraph-rsid="0017aa40" style:font-size-asian="11pt" style:font-size-complex="11pt"/>
    </style:style>
    <style:style style:name="P31" style:family="paragraph" style:parent-style-name="Standard">
      <style:text-properties fo:font-size="11pt" officeooo:rsid="00199b1b" officeooo:paragraph-rsid="00199b1b" style:font-size-asian="11pt" style:font-size-complex="11pt"/>
    </style:style>
    <style:style style:name="P32" style:family="paragraph" style:parent-style-name="Standard">
      <style:text-properties fo:font-size="11pt" fo:font-weight="normal" officeooo:rsid="000bb0a4" officeooo:paragraph-rsid="00154daa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0bb0a4" officeooo:paragraph-rsid="0017aa40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134ffb" officeooo:paragraph-rsid="00154daa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134ffb" officeooo:paragraph-rsid="0017aa40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134ffb" officeooo:paragraph-rsid="002b72d2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1a16cc" officeooo:paragraph-rsid="001a16cc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2b72d2" officeooo:paragraph-rsid="002b72d2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4pt" fo:font-weight="normal" officeooo:rsid="001bc849" officeooo:paragraph-rsid="001bc849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2pt" fo:font-weight="normal" officeooo:rsid="001bc849" officeooo:paragraph-rsid="001bc849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bc849" officeooo:paragraph-rsid="002333c6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bc849" officeooo:paragraph-rsid="002617bd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bc849" officeooo:paragraph-rsid="00291689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895f4" officeooo:paragraph-rsid="002895f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895f4" officeooo:paragraph-rsid="00291689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officeooo:paragraph-rsid="001bc849" style:font-size-asian="12pt" style:font-size-complex="12pt"/>
    </style:style>
    <style:style style:name="P47" style:family="paragraph" style:parent-style-name="Standard">
      <style:text-properties fo:font-size="12pt" officeooo:paragraph-rsid="001c80e3" style:font-size-asian="12pt" style:font-size-complex="12pt"/>
    </style:style>
    <style:style style:name="P48" style:family="paragraph" style:parent-style-name="Standard">
      <style:text-properties fo:font-size="12pt" officeooo:paragraph-rsid="001f7121" style:font-size-asian="12pt" style:font-size-complex="12pt"/>
    </style:style>
    <style:style style:name="P49" style:family="paragraph" style:parent-style-name="Standard">
      <style:text-properties fo:font-size="12pt" officeooo:paragraph-rsid="002333c6" style:font-size-asian="12pt" style:font-size-complex="12pt"/>
    </style:style>
    <style:style style:name="P50" style:family="paragraph" style:parent-style-name="Standard">
      <style:text-properties fo:font-size="12pt" officeooo:paragraph-rsid="002617bd" style:font-size-asian="12pt" style:font-size-complex="12pt"/>
    </style:style>
    <style:style style:name="P51" style:family="paragraph" style:parent-style-name="Standard">
      <style:text-properties fo:font-size="12pt" officeooo:paragraph-rsid="00291689" style:font-size-asian="12pt" style:font-size-complex="12pt"/>
    </style:style>
    <style:style style:name="P52" style:family="paragraph" style:parent-style-name="Standard">
      <style:text-properties fo:font-size="12pt" officeooo:paragraph-rsid="002a04f3" style:font-size-asian="12pt" style:font-size-complex="12pt"/>
    </style:style>
    <style:style style:name="P53" style:family="paragraph" style:parent-style-name="Standard">
      <style:text-properties fo:font-size="12pt" officeooo:paragraph-rsid="002a58a2" style:font-size-asian="12pt" style:font-size-complex="12pt"/>
    </style:style>
    <style:style style:name="P54" style:family="paragraph" style:parent-style-name="Standard">
      <style:text-properties fo:font-size="12pt" fo:font-weight="bold" officeooo:rsid="001bc849" officeooo:paragraph-rsid="001bc849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1bc849" officeooo:paragraph-rsid="002333c6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2895f4" officeooo:paragraph-rsid="002895f4" style:font-size-asian="12pt" style:font-weight-asian="bold" style:font-size-complex="12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fo:font-size="11pt" officeooo:rsid="00134ffb" officeooo:paragraph-rsid="0017210d" style:font-size-asian="11pt" style:font-size-complex="11pt"/>
    </style:style>
    <style:style style:name="P58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fo:font-size="11pt" officeooo:rsid="00134ffb" officeooo:paragraph-rsid="0017aa40" style:font-size-asian="11pt" style:font-size-complex="11pt"/>
    </style:style>
    <style:style style:name="T1" style:family="text">
      <style:text-properties officeooo:rsid="000a23dd"/>
    </style:style>
    <style:style style:name="T2" style:family="text">
      <style:text-properties officeooo:rsid="000a9ee8"/>
    </style:style>
    <style:style style:name="T3" style:family="text">
      <style:text-properties officeooo:rsid="000bb0a4"/>
    </style:style>
    <style:style style:name="T4" style:family="text">
      <style:text-properties officeooo:rsid="000c2adf"/>
    </style:style>
    <style:style style:name="T5" style:family="text">
      <style:text-properties officeooo:rsid="000c609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18f9b"/>
    </style:style>
    <style:style style:name="T8" style:family="text">
      <style:text-properties officeooo:rsid="00118f9b"/>
    </style:style>
    <style:style style:name="T9" style:family="text">
      <style:text-properties officeooo:rsid="00148928"/>
    </style:style>
    <style:style style:name="T10" style:family="text">
      <style:text-properties officeooo:rsid="00154daa"/>
    </style:style>
    <style:style style:name="T11" style:family="text">
      <style:text-properties fo:font-weight="normal" officeooo:rsid="000bb0a4" style:font-weight-asian="normal" style:font-weight-complex="normal"/>
    </style:style>
    <style:style style:name="T12" style:family="text">
      <style:text-properties fo:font-weight="normal" officeooo:rsid="0017210d" style:font-weight-asian="normal" style:font-weight-complex="normal"/>
    </style:style>
    <style:style style:name="T13" style:family="text">
      <style:text-properties fo:font-weight="normal" officeooo:rsid="001f7121" style:font-weight-asian="normal" style:font-weight-complex="normal"/>
    </style:style>
    <style:style style:name="T14" style:family="text">
      <style:text-properties fo:font-weight="normal" officeooo:rsid="001c80e3" style:font-weight-asian="normal" style:font-weight-complex="normal"/>
    </style:style>
    <style:style style:name="T15" style:family="text">
      <style:text-properties fo:font-weight="normal" officeooo:rsid="00215ae9" style:font-weight-asian="normal" style:font-weight-complex="normal"/>
    </style:style>
    <style:style style:name="T16" style:family="text">
      <style:text-properties officeooo:rsid="0016b865"/>
    </style:style>
    <style:style style:name="T17" style:family="text">
      <style:text-properties officeooo:rsid="0017210d"/>
    </style:style>
    <style:style style:name="T18" style:family="text">
      <style:text-properties officeooo:rsid="0017aa40"/>
    </style:style>
    <style:style style:name="T19" style:family="text">
      <style:text-properties officeooo:rsid="00199b1b"/>
    </style:style>
    <style:style style:name="T20" style:family="text">
      <style:text-properties officeooo:rsid="001a5c60"/>
    </style:style>
    <style:style style:name="T21" style:family="text">
      <style:text-properties officeooo:rsid="001c80e3"/>
    </style:style>
    <style:style style:name="T22" style:family="text">
      <style:text-properties officeooo:rsid="001d98f0"/>
    </style:style>
    <style:style style:name="T23" style:family="text">
      <style:text-properties officeooo:rsid="002333c6"/>
    </style:style>
    <style:style style:name="T24" style:family="text">
      <style:text-properties officeooo:rsid="002617bd"/>
    </style:style>
    <style:style style:name="T25" style:family="text">
      <style:text-properties officeooo:rsid="0027598c"/>
    </style:style>
    <style:style style:name="T26" style:family="text">
      <style:text-properties officeooo:rsid="00291689"/>
    </style:style>
    <style:style style:name="T27" style:family="text">
      <style:text-properties officeooo:rsid="002a04f3"/>
    </style:style>
    <style:style style:name="T28" style:family="text">
      <style:text-properties officeooo:rsid="002b72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PL/PGSQL</text:p>
      <text:p text:style-name="Standard"/>
      <text:p text:style-name="Standard"/>
      <text:p text:style-name="P1">Program to print current time</text:p>
      <text:p text:style-name="Standard">DO</text:p>
      <text:p text:style-name="Standard">$$</text:p>
      <text:p text:style-name="Standard">BEGIN</text:p>
      <text:p text:style-name="Standard">RAISE NOTICE 'current time: %', now();</text:p>
      <text:p text:style-name="Standard">END;</text:p>
      <text:p text:style-name="Standard">$$ LANGUAGE 'plpgsql'</text:p>
      <text:p text:style-name="Standard"/>
      <text:p text:style-name="P8">FACTORIAL OF A NUMBER</text:p>
      <text:p text:style-name="Standard"/>
      <text:p text:style-name="Standard">CREATE OR REPLACE FUNCTION fact(fact INT) RETURNS INT AS</text:p>
      <text:p text:style-name="Standard">$$</text:p>
      <text:p text:style-name="Standard">DECLARE</text:p>
      <text:p text:style-name="Standard">count INT = 1;</text:p>
      <text:p text:style-name="Standard">result INT = 1;</text:p>
      <text:p text:style-name="Standard">BEGIN</text:p>
      <text:p text:style-name="Standard">FOR count IN 1..fact LOOP</text:p>
      <text:p text:style-name="Standard">result = result* count;</text:p>
      <text:p text:style-name="Standard">END LOOP;</text:p>
      <text:p text:style-name="Standard">RETURN result;</text:p>
      <text:p text:style-name="Standard">END;</text:p>
      <text:p text:style-name="Standard">$$ LANGUAGE plpgsql;</text:p>
      <text:p text:style-name="Standard"/>
      <text:p text:style-name="P8">GENERATE FIBONOCCI NUMBERS</text:p>
      <text:p text:style-name="Standard"/>
      <text:p text:style-name="P2"><text:span text:style-name="T2">CREATE</text:span> or <text:span text:style-name="T2">REPLACE</text:span> <text:span text:style-name="T2">FUNCTION </text:span>fib(fib <text:span text:style-name="T2">INT</text:span>) <text:span text:style-name="T2">RETURNS</text:span> <text:span text:style-name="T2">VOID </text:span>as</text:p>
      <text:p text:style-name="P2">$$</text:p>
      <text:p text:style-name="P7">DECLARE</text:p>
      <text:p text:style-name="P2">value <text:span text:style-name="T2">INT</text:span>=1;</text:p>
      <text:p text:style-name="P2">new <text:span text:style-name="T2">INT</text:span>=1;</text:p>
      <text:p text:style-name="P2">temp <text:span text:style-name="T2">INT</text:span>;</text:p>
      <text:p text:style-name="P2">count <text:span text:style-name="T2">INT</text:span>;</text:p>
      <text:p text:style-name="P7">BEGIN</text:p>
      <text:p text:style-name="P2">RAISE NOTICE ' %', value;</text:p>
      <text:p text:style-name="P2">RAISE NOTICE ' %', new;</text:p>
      <text:p text:style-name="P2"><text:span text:style-name="T2">FOR</text:span> count in <text:span text:style-name="T2">3</text:span>..fib <text:span text:style-name="T2">LOOP</text:span></text:p>
      <text:p text:style-name="P2">temp=new;</text:p>
      <text:p text:style-name="P2">new=new+value;</text:p>
      <text:p text:style-name="P7">value=temp;</text:p>
      <text:p text:style-name="P2">RAISE NOTICE ' %', new;</text:p>
      <text:p text:style-name="P7">END LOOP;</text:p>
      <text:p text:style-name="P7">END;</text:p>
      <text:p text:style-name="P7">$$ LANGUAGE plpgsql;</text:p>
      <text:p text:style-name="Standard"/>
      <text:p text:style-name="Standard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ENERATE PRIME NUMBERS</text:p>
      <text:p text:style-name="P8"/>
      <text:p text:style-name="P8"/>
      <text:p text:style-name="P3"><text:span text:style-name="T2">CREATE</text:span> or <text:span text:style-name="T2">REPLACE</text:span> <text:span text:style-name="T2">FUNCTION prime</text:span>(<text:span text:style-name="T3">prime</text:span> <text:span text:style-name="T2">INT</text:span>) <text:span text:style-name="T2">RETURNS</text:span> <text:span text:style-name="T2">VOID </text:span>as</text:p>
      <text:p text:style-name="P9">$$</text:p>
      <text:p text:style-name="P9">DECLARE</text:p>
      <text:p text:style-name="P9"><text:tab/>flag INT;</text:p>
      <text:p text:style-name="P9"><text:tab/>count INT =0;</text:p>
      <text:p text:style-name="P12"><text:tab/>i INT;</text:p>
      <text:p text:style-name="P12"><text:tab/>start INT=2;</text:p>
      <text:p text:style-name="P12"><text:tab/>rem INT;</text:p>
      <text:p text:style-name="P9">BEGIN</text:p>
      <text:p text:style-name="P9"><text:tab/>WHILE <text:span text:style-name="T4">(</text:span>count&lt;prime<text:span text:style-name="T4">)</text:span> LOOP</text:p>
      <text:p text:style-name="P9"><text:tab/><text:tab/><text:span text:style-name="T4">flag =0;</text:span></text:p>
      <text:p text:style-name="P12"><text:tab/><text:tab/>FOR i IN 2..(start/2) LOOP</text:p>
      <text:p text:style-name="P12"><text:tab/><text:tab/><text:tab/>rem=start%i;</text:p>
      <text:p text:style-name="P12"><text:tab/><text:tab/><text:tab/>IF <text:s/>rem = 0 THEN </text:p>
      <text:p text:style-name="P12"><text:tab/><text:tab/><text:tab/><text:tab/>flag = 1;</text:p>
      <text:p text:style-name="P12"><text:tab/><text:tab/><text:tab/>END IF;</text:p>
      <text:p text:style-name="P12"><text:tab/><text:tab/>END LOOP;</text:p>
      <text:p text:style-name="P12"><text:tab/><text:tab/>IF flag = 0 THEN</text:p>
      <text:p text:style-name="P12"><text:tab/><text:tab/><text:tab/>RAISE NOTICE <text:s/><text:span text:style-name="T1"><text:s/>' % ' , </text:span>start<text:span text:style-name="T1">;</text:span></text:p>
      <text:p text:style-name="P12"><text:tab/><text:tab/><text:tab/><text:span text:style-name="T5">count=count+1;</text:span></text:p>
      <text:p text:style-name="P12"><text:tab/><text:tab/><text:span text:style-name="T5">END IF;</text:span></text:p>
      <text:p text:style-name="P12"><text:tab/><text:tab/><text:span text:style-name="T5">start=start +1;</text:span></text:p>
      <text:p text:style-name="P9"><text:tab/>END LOOP;</text:p>
      <text:p text:style-name="P9">END;</text:p>
      <text:p text:style-name="P9">$$ LANGUAGE plpgsql;</text:p>
      <text:p text:style-name="P9"/>
      <text:p text:style-name="P9"/>
      <text:p text:style-name="P9"/>
      <text:p text:style-name="P14">3 <text:s text:c="2"/>Create a table named student_grade with the given attributes:</text:p>
      <text:p text:style-name="P14">roll, name ,mark1,mark2,mark3, grade. Read the roll, name and</text:p>
      <text:p text:style-name="P14">marks from the user. Calculate the grade of the student and insert a</text:p>
      <text:p text:style-name="P14">tuple into the table using PL/SQL. ( Grade= ‘PASS’ if AVG &gt;40, Grade=’FAIL’ otherwise</text:p>
      <text:p text:style-name="P14"/>
      <text:p text:style-name="P15">create table student_grade(roll int primary key,name varchar(10),mark1 int,mark2 int, mark3 int ,grade varchar(4));</text:p>
      <text:p text:style-name="P15"/>
      <text:p text:style-name="P15">insert into student_grade values(1,'anu',50,45,48),(2,'manu',50,50,50),(3,'ramu',35,40,40);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4"><text:span text:style-name="T2">CREATE</text:span> or <text:span text:style-name="T2">REPLACE</text:span> <text:span text:style-name="T2">FUNCTION set_student_grade()</text:span> <text:span text:style-name="T2">RETURNS</text:span> <text:span text:style-name="T2">VOID </text:span>as</text:p>
      <text:p text:style-name="P10">$$</text:p>
      <text:p text:style-name="P10">BEGIN</text:p>
      <text:p text:style-name="P18">update student_grade</text:p>
      <text:p text:style-name="P18">set grade='<text:span text:style-name="T6">pass'</text:span></text:p>
      <text:p text:style-name="P18"><text:span text:style-name="T6">where </text:span><text:span text:style-name="T7">(</text:span><text:span text:style-name="T6">mark1</text:span><text:span text:style-name="T7">+</text:span><text:span text:style-name="T6">mark2</text:span><text:span text:style-name="T7">+</text:span><text:span text:style-name="T6">mark3</text:span><text:span text:style-name="T7">)/3 </text:span><text:span text:style-name="T6"><text:s/>&gt;40;</text:span></text:p>
      <text:p text:style-name="P19">update student_grade</text:p>
      <text:p text:style-name="P19">set grade='<text:span text:style-name="T8">fail</text:span><text:span text:style-name="T6">'</text:span></text:p>
      <text:p text:style-name="P19"><text:span text:style-name="T6">where </text:span><text:span text:style-name="T7">(</text:span><text:span text:style-name="T6">mark1</text:span><text:span text:style-name="T7">+</text:span><text:span text:style-name="T6">mark2</text:span><text:span text:style-name="T7">+</text:span><text:span text:style-name="T6">mark3</text:span><text:span text:style-name="T7">)/3</text:span><text:span text:style-name="T6"> </text:span><text:span text:style-name="T7">&lt;=</text:span><text:span text:style-name="T6">40;</text:span></text:p>
      <text:p text:style-name="P10">END;</text:p>
      <text:p text:style-name="P21">$$ LANGUAGE plpgsql;</text:p>
      <text:p text:style-name="P17"/>
      <text:p text:style-name="P17"><text:s text:c="2"/>5. Create table circle_area (rad,area). For radius 5,10,15,20 &amp;25.,</text:p>
      <text:p text:style-name="P17">find the area and insert the corresponding values into the table by</text:p>
      <text:p text:style-name="P17">using loop structure in PL/SQL.</text:p>
      <text:p text:style-name="P16"/>
      <text:p text:style-name="P5"><text:span text:style-name="T2">CREATE</text:span> or <text:span text:style-name="T2">REPLACE</text:span> <text:span text:style-name="T2">FUNCTION create_circle()</text:span> <text:span text:style-name="T2">RETURNS</text:span> <text:span text:style-name="T2">VOID </text:span>as</text:p>
      <text:p text:style-name="P11">$$</text:p>
      <text:p text:style-name="P23">DECLARE</text:p>
      <text:p text:style-name="P23">data1 <text:span text:style-name="T9">INT</text:span> =5;</text:p>
      <text:p text:style-name="P23">data2 <text:span text:style-name="T9">REAL</text:span>;</text:p>
      <text:p text:style-name="P23">count <text:span text:style-name="T9">INT</text:span> =5;</text:p>
      <text:p text:style-name="P23">i <text:span text:style-name="T9">INT </text:span>;</text:p>
      <text:p text:style-name="P20">BEGIN</text:p>
      <text:p text:style-name="P22"><text:tab/>CREATE TABLE circle(rad <text:span text:style-name="T9">INT</text:span> ,area <text:span text:style-name="T9">REAL</text:span>);</text:p>
      <text:p text:style-name="P22"><text:tab/>FOR i IN 1..count LOOP</text:p>
      <text:p text:style-name="P22"><text:tab/><text:tab/>data2=3.141<text:span text:style-name="T20">6</text:span>*data1*<text:span text:style-name="T20">data1</text:span>;</text:p>
      <text:p text:style-name="P22"><text:tab/><text:tab/>INSERT INTO circle VALUES(data1,data2);</text:p>
      <text:p text:style-name="P22"><text:tab/><text:tab/>data1=data1+5;</text:p>
      <text:p text:style-name="P22"><text:tab/>END LOOP;</text:p>
      <text:p text:style-name="P11">END;</text:p>
      <text:p text:style-name="P20">$$ LANGUAGE plpgsql;</text:p>
      <text:p text:style-name="P20"/>
      <text:p text:style-name="P20"/>
      <text:p text:style-name="P20"/>
      <text:p text:style-name="P20">6. Use an array to store the names, marks of 10 students in a class.</text:p>
      <text:p text:style-name="P20">Using Loop structures in PL/SQL insert the ten tuples to a table</text:p>
      <text:p text:style-name="P20">named stud</text:p>
      <text:p text:style-name="P20"/>
      <text:p text:style-name="P20">create table stud(name varchar(10),mark int);</text:p>
      <text:p text:style-name="P2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4"><text:span text:style-name="T2">CREATE</text:span> or <text:span text:style-name="T2">REPLACE</text:span> <text:span text:style-name="T2">FUNCTION insert_stud()</text:span> <text:span text:style-name="T2">RETURNS</text:span> <text:span text:style-name="T2">VOID </text:span>as</text:p>
      <text:p text:style-name="P26">$$</text:p>
      <text:p text:style-name="P28">DECLARE</text:p>
      <text:p text:style-name="P29">data1 <text:span text:style-name="T16">INT</text:span> <text:span text:style-name="T17">[]</text:span>= <text:span text:style-name="T11">'</text:span><text:span text:style-name="T17">{ 25,76,43,45,67,57,97,56,89,8 }</text:span><text:span text:style-name="T11">'</text:span>;</text:p>
      <text:p text:style-name="P57"><text:s/>data2 <text:span text:style-name="T16"><text:s/>VARCHAR(20)[]=</text:span><text:span text:style-name="T11">'</text:span><text:span text:style-name="T16">{ </text:span><text:span text:style-name="T11">ARUN,AMAL,PETER,JOSE,ANNIE,MARY,JOSEPH,MARK,MIDHUN,KEVIN</text:span><text:span text:style-name="T12">}</text:span><text:span text:style-name="T11">'</text:span>;</text:p>
      <text:p text:style-name="P28">i <text:span text:style-name="T9">INT </text:span>;</text:p>
      <text:p text:style-name="P32">BEGIN</text:p>
      <text:p text:style-name="P34"><text:tab/>FOR i IN <text:span text:style-name="T17">1</text:span>..<text:span text:style-name="T17">10</text:span> LOO<text:span text:style-name="T10">P</text:span></text:p>
      <text:p text:style-name="P34"><text:tab/><text:tab/>INSERT INTO <text:span text:style-name="T10">stud</text:span> VALUES(data<text:span text:style-name="T10">2[i]</text:span>,data<text:span text:style-name="T10">1[i]</text:span>);</text:p>
      <text:p text:style-name="P34"><text:tab/>END LOOP;</text:p>
      <text:p text:style-name="P26">END;</text:p>
      <text:p text:style-name="P32">$$ LANGUAGE <text:span text:style-name="T18">p</text:span>lpgsql;</text:p>
      <text:p text:style-name="P32"/>
      <text:p text:style-name="P32"/>
      <text:p text:style-name="P32"/>
      <text:p text:style-name="P32"/>
      <text:p text:style-name="P32">7. Create a sequence using PL/SQL. Use this sequence to generate</text:p>
      <text:p text:style-name="P32">the primary key values for a table named class_cse with attributes</text:p>
      <text:p text:style-name="P32">roll,name and phone. Insert some tuples using PL/SQL programming.</text:p>
      <text:p text:style-name="P32"/>
      <text:p text:style-name="P37">Create table class_cse (roll int primary key,name varchar(10),phone varchar(15));</text:p>
      <text:p text:style-name="P32"/>
      <text:p text:style-name="P38">CREATE <text:s/>SEQUENCE csekey</text:p>
      <text:p text:style-name="P38">START 101;</text:p>
      <text:p text:style-name="P32"/>
      <text:p text:style-name="P25"><text:span text:style-name="T2">CREATE</text:span> or <text:span text:style-name="T2">REPLACE</text:span> <text:span text:style-name="T2">FUNCTION class_cse()</text:span> <text:span text:style-name="T2">RETURNS</text:span> <text:span text:style-name="T2">VOID </text:span>as</text:p>
      <text:p text:style-name="P27">$$</text:p>
      <text:p text:style-name="P30">DECLARE</text:p>
      <text:p text:style-name="P30">data1 <text:span text:style-name="T18">VARCHAR</text:span> <text:span text:style-name="T17">[]</text:span>= <text:span text:style-name="T11">'</text:span><text:span text:style-name="T17">{ 0482-239091,0484-234562 ,0485-11234,0489-43617,0481-23145}</text:span><text:span text:style-name="T11">'</text:span>;</text:p>
      <text:p text:style-name="P58"><text:s/>data2 <text:span text:style-name="T16"><text:s/>VARCHAR(20)[]=</text:span><text:span text:style-name="T11">'</text:span><text:span text:style-name="T16">{ </text:span><text:span text:style-name="T11">ARUN,AMAL,PETER,JOSE,ANNIE </text:span><text:span text:style-name="T12">}</text:span><text:span text:style-name="T11">'</text:span>;</text:p>
      <text:p text:style-name="P30">i <text:span text:style-name="T9">INT </text:span>;</text:p>
      <text:p text:style-name="P31">j INT;</text:p>
      <text:p text:style-name="P33">BEGIN</text:p>
      <text:p text:style-name="P35"><text:tab/>FOR i IN <text:span text:style-name="T17">1</text:span>..<text:span text:style-name="T18">5</text:span> LOO<text:span text:style-name="T10">P</text:span></text:p>
      <text:p text:style-name="P36"><text:tab/><text:tab/>INSERT INTO <text:span text:style-name="T19">class_cse</text:span> VALUES(<text:span text:style-name="T28">nextval('csekey')</text:span>,data<text:span text:style-name="T10">2[i]</text:span>,data<text:span text:style-name="T10">1[i]</text:span>);</text:p>
      <text:p text:style-name="P35"><text:tab/>END LOOP;</text:p>
      <text:p text:style-name="P27">END;</text:p>
      <text:p text:style-name="P33">$$ LANGUAGE <text:span text:style-name="T18">p</text:span>lpgsql;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9">9 <text:s/>CURSOR</text:p>
      <text:p text:style-name="P39"/>
      <text:p text:style-name="P39">1. Create table student (id, name, m1, m2, m3, grade).Insert 5</text:p>
      <text:p text:style-name="P39">tuples into it. Find the total, calculate grade and update the grade</text:p>
      <text:p text:style-name="P39">in the table.</text:p>
      <text:p text:style-name="P39"/>
      <text:p text:style-name="P39">create table stdnt(id int,sname varchar(15),m1 int,m2</text:p>
      <text:p text:style-name="P39">int,m3 int,gr char(1));</text:p>
      <text:p text:style-name="P39"/>
      <text:p text:style-name="P39">insert into stdnt (id,sname,m1,m2,m3) values(88,'anu',39,67,92);</text:p>
      <text:p text:style-name="P39">insert into stdnt (id,sname,m1,m2,m3) values(10,'jan',58,61,29);</text:p>
      <text:p text:style-name="P39">insert into stdnt (id,sname,m1,m2,m3) values(30,'karuna',87,79,77);</text:p>
      <text:p text:style-name="P39">insert into stdnt (id,sname,m1,m2,m3) values(29,'jossy',39,80,45);</text:p>
      <text:p text:style-name="P39"/>
      <text:p text:style-name="P39"/>
      <text:p text:style-name="P46">CREATE OR REPLACE FUNCTION get_<text:span text:style-name="T21">grade</text:span>()</text:p>
      <text:p text:style-name="P46"><text:s text:c="3"/>RETURNS <text:span text:style-name="T21">void</text:span> AS $$</text:p>
      <text:p text:style-name="P46">DECLARE </text:p>
      <text:p text:style-name="P46"><text:s text:c="4"/><text:span text:style-name="T21">total INT ;</text:span></text:p>
      <text:p text:style-name="P46"><text:s text:c="4"/><text:span text:style-name="T21">grade char(1)</text:span>;</text:p>
      <text:p text:style-name="P46"><text:s text:c="4"/>rec_film <text:s text:c="2"/>RECORD;</text:p>
      <text:p text:style-name="P46"><text:s text:c="4"/>cur_films CURSOR </text:p>
      <text:p text:style-name="P46"><text:s text:c="7"/>FOR SELECT *<text:span text:style-name="T21"> </text:span>FROM <text:span text:style-name="T21">stdnt;</text:span></text:p>
      <text:p text:style-name="P46">BEGI<text:span text:style-name="T22">N</text:span></text:p>
      <text:p text:style-name="P46"><text:s text:c="3"/>OPEN cur_films;</text:p>
      <text:p text:style-name="P46"><text:s text:c="3"/>LOOP</text:p>
      <text:p text:style-name="P46"><text:s text:c="6"/>FETCH cur_films INTO rec_film;</text:p>
      <text:p text:style-name="P46"><text:s text:c="6"/>EXIT WHEN NOT FOUND;</text:p>
      <text:p text:style-name="P46"><text:s text:c="6"/><text:span text:style-name="T21">total = rec_film.m1+rec_film.m2+rec_film.m3;</text:span></text:p>
      <text:p text:style-name="P46"><text:s text:c="6"/>IF <text:span text:style-name="T21">total&gt;240 THEN</text:span></text:p>
      <text:p text:style-name="P47"><text:s text:c="9"/><text:tab/><text:tab/><text:span text:style-name="T21">grade=</text:span><text:span text:style-name="T11">'</text:span><text:span text:style-name="T13">A</text:span><text:span text:style-name="T11">';</text:span></text:p>
      <text:p text:style-name="P47"><text:span text:style-name="T11"><text:s text:c="6"/></text:span><text:span text:style-name="T13">ELSIF total&gt;</text:span><text:span text:style-name="T15">18</text:span><text:span text:style-name="T13">0 THEN</text:span></text:p>
      <text:p text:style-name="P48"><text:span text:style-name="T13"><text:tab/><text:tab/></text:span><text:span text:style-name="T14">grade=</text:span><text:span text:style-name="T11">'</text:span><text:span text:style-name="T13">B</text:span><text:span text:style-name="T11">';</text:span></text:p>
      <text:p text:style-name="P48"><text:span text:style-name="T11"><text:s text:c="6"/></text:span><text:span text:style-name="T13">ELSIF total&gt;</text:span><text:span text:style-name="T15">12</text:span><text:span text:style-name="T13">0 THEN</text:span></text:p>
      <text:p text:style-name="P48"><text:span text:style-name="T13"><text:tab/><text:tab/></text:span><text:span text:style-name="T14">grade=</text:span><text:span text:style-name="T11">'</text:span><text:span text:style-name="T13">C</text:span><text:span text:style-name="T11">';</text:span></text:p>
      <text:p text:style-name="P48"><text:span text:style-name="T11"><text:s text:c="5"/></text:span><text:span text:style-name="T13">ELS</text:span><text:span text:style-name="T15">I</text:span><text:span text:style-name="T13">F total&gt;</text:span><text:span text:style-name="T15">60</text:span><text:span text:style-name="T13"> THEN</text:span></text:p>
      <text:p text:style-name="P48"><text:span text:style-name="T13"><text:tab/><text:tab/></text:span><text:span text:style-name="T14">grade=</text:span><text:span text:style-name="T11">'</text:span><text:span text:style-name="T13">D</text:span><text:span text:style-name="T11">';</text:span></text:p>
      <text:p text:style-name="P48"><text:span text:style-name="T11"><text:s text:c="4"/></text:span><text:span text:style-name="T13">ELSE </text:span></text:p>
      <text:p text:style-name="P48"><text:span text:style-name="T13"><text:tab/>grade</text:span><text:span text:style-name="T14">=</text:span><text:span text:style-name="T11">'</text:span><text:span text:style-name="T13">F</text:span><text:span text:style-name="T11">';</text:span></text:p>
      <text:p text:style-name="P46"><text:s text:c="6"/>END IF;</text:p>
      <text:p text:style-name="P46"><text:s text:c="6"/><text:span text:style-name="T21">update stdnt set gr=grade where m1=rec_film.m1;</text:span></text:p>
      <text:p text:style-name="P46"><text:s text:c="3"/>END LOOP;</text:p>
      <text:p text:style-name="P46"><text:s text:c="3"/>CLOSE cur_films;</text:p>
      <text:p text:style-name="P46"><text:s/></text:p>
      <text:p text:style-name="P46">END; $$</text:p>
      <text:p text:style-name="P46"><text:s/></text:p>
      <text:p text:style-name="P46">LANGUAGE plpgsql;</text:p>
      <text:p text:style-name="P40"/>
      <text:p text:style-name="P40"><text:soft-page-break/></text:p>
      <text:p text:style-name="P54">2. Create bank_details (accno, name, balance, adate).Calculate the</text:p>
      <text:p text:style-name="P54">interest of the amount and insert into a new table with fields</text:p>
      <text:p text:style-name="P54">(accno, interest). Interest= 0.08*balance.</text:p>
      <text:p text:style-name="P54"/>
      <text:p text:style-name="P54"/>
      <text:p text:style-name="P54">create table bankdetails(accno int,name varchar(15),balance int,adate date);</text:p>
      <text:p text:style-name="P54"/>
      <text:p text:style-name="P40">insert into bankdetails values(1001,'aby',3005,'10-oct-15');</text:p>
      <text:p text:style-name="P40">insert into bankdetails values(1002,'alan',4000,'05-may-95');</text:p>
      <text:p text:style-name="P40">insert into bankdetails values(1003,'amal',5000,'16-mar-92');</text:p>
      <text:p text:style-name="P40">insert into bankdetails values(1004,'jeffin',3500,'01-apr-50');</text:p>
      <text:p text:style-name="P40">insert into bankdetails values(1005,'majo',6600,'01-jan-01');</text:p>
      <text:p text:style-name="P40"/>
      <text:p text:style-name="P40">create table banknew(accno int,interest int);</text:p>
      <text:p text:style-name="P40"/>
      <text:p text:style-name="P40"/>
      <text:p text:style-name="P49">CREATE OR REPLACE FUNCTION get_<text:span text:style-name="T23">interest</text:span>()</text:p>
      <text:p text:style-name="P49"><text:s text:c="3"/>RETURNS <text:span text:style-name="T21">void</text:span> AS $$</text:p>
      <text:p text:style-name="P49">DECLARE </text:p>
      <text:p text:style-name="P49"><text:s text:c="4"/><text:span text:style-name="T23">interest INT ;</text:span></text:p>
      <text:p text:style-name="P49"><text:s text:c="4"/><text:span text:style-name="T23">account</text:span> <text:s text:c="2"/>RECORD;</text:p>
      <text:p text:style-name="P49"><text:s text:c="4"/><text:span text:style-name="T23">movacc</text:span> CURSOR </text:p>
      <text:p text:style-name="P49"><text:s text:c="7"/>FOR SELECT *<text:span text:style-name="T21"> </text:span>FROM <text:span text:style-name="T23">bankdetails;</text:span></text:p>
      <text:p text:style-name="P49">BEGI<text:span text:style-name="T22">N</text:span></text:p>
      <text:p text:style-name="P49"><text:s text:c="3"/>OPEN <text:span text:style-name="T23">movacc</text:span>;</text:p>
      <text:p text:style-name="P49"><text:s text:c="3"/>LOOP</text:p>
      <text:p text:style-name="P49"><text:s text:c="6"/>FETCH <text:span text:style-name="T23">movacc</text:span> INTO <text:span text:style-name="T23">account</text:span>;</text:p>
      <text:p text:style-name="P49"><text:s text:c="6"/>EXIT WHEN NOT FOUND;</text:p>
      <text:p text:style-name="P49"><text:s text:c="6"/></text:p>
      <text:p text:style-name="P49"><text:s text:c="6"/><text:span text:style-name="T23">interest=0.08*account.balance;</text:span></text:p>
      <text:p text:style-name="P49"><text:s text:c="6"/><text:span text:style-name="T23">INSERT INTO banknew VALUES (account.accno,interest);</text:span></text:p>
      <text:p text:style-name="P49"><text:s text:c="3"/>END LOOP;</text:p>
      <text:p text:style-name="P49"><text:s text:c="3"/>CLOSE <text:span text:style-name="T23">movacc</text:span>;</text:p>
      <text:p text:style-name="P49"><text:s/></text:p>
      <text:p text:style-name="P49">END; $$</text:p>
      <text:p text:style-name="P49"><text:s/></text:p>
      <text:p text:style-name="P41">LANGUAGE plpgsql;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>3. Create table people_list (id, name, dt_joining, place).If person’s</text:p>
      <text:p text:style-name="P55">experience is above 10 years, put the tuple in table exp_list (id,</text:p>
      <text:p text:style-name="P55">name, experience).</text:p>
      <text:p text:style-name="P55"/>
      <text:p text:style-name="P41">create table people_list(id INT, name varchar(20),dt_joining DATE,place varchar(20));</text:p>
      <text:p text:style-name="P41"><text:s/>create table exp_list(id INT, name varchar(20),exp INT);</text:p>
      <text:p text:style-name="P41"/>
      <text:p text:style-name="P41"/>
      <text:p text:style-name="P41">insert into people_list values(101,'Robert','03-APR-2005','CHY');</text:p>
      <text:p text:style-name="P41">insert into people_list values(102,'Mathew','07-JUN-2008','CHY');</text:p>
      <text:p text:style-name="P41">insert into people_list values(103,'Luffy','15-APR-2003','FSN');</text:p>
      <text:p text:style-name="P41">insert into people_list values(104,'Lucci','13-AUG-2009','KTM');</text:p>
      <text:p text:style-name="P41">insert into people_list values(105,'Law','14-APR-2005','WTC');</text:p>
      <text:p text:style-name="P41">insert into people_list values(101,'Vivi','21-SEP-2010','ABA');</text:p>
      <text:p text:style-name="P41"/>
      <text:p text:style-name="P41"/>
      <text:p text:style-name="P41"/>
      <text:p text:style-name="P50">CREATE OR REPLACE FUNCTION <text:span text:style-name="T27">set_exp</text:span>()</text:p>
      <text:p text:style-name="P50"><text:s text:c="3"/>RETURNS <text:span text:style-name="T21">void</text:span> AS $$</text:p>
      <text:p text:style-name="P50">DECLARE </text:p>
      <text:p text:style-name="P50"><text:s text:c="4"/><text:span text:style-name="T24">exp INT;</text:span></text:p>
      <text:p text:style-name="P50"><text:s text:c="4"/><text:span text:style-name="T24">proff</text:span> <text:s text:c="2"/>RECORD;</text:p>
      <text:p text:style-name="P50"><text:s text:c="4"/><text:span text:style-name="T24">today DATE;</text:span></text:p>
      <text:p text:style-name="P50"><text:s text:c="4"/><text:span text:style-name="T23">movproff</text:span> CURSOR </text:p>
      <text:p text:style-name="P50"><text:s text:c="7"/>FOR SELECT *<text:span text:style-name="T21"> </text:span>FROM <text:span text:style-name="T24">people_list;</text:span></text:p>
      <text:p text:style-name="P50">BEGI<text:span text:style-name="T22">N</text:span></text:p>
      <text:p text:style-name="P50"><text:s text:c="3"/>OPEN <text:span text:style-name="T23">movproff</text:span>;</text:p>
      <text:p text:style-name="P50"><text:s text:c="3"/><text:span text:style-name="T24">SELECT current_date INTO today;</text:span></text:p>
      <text:p text:style-name="P50"><text:s text:c="3"/>LOOP</text:p>
      <text:p text:style-name="P50"><text:s text:c="6"/>FETCH <text:span text:style-name="T23">movproff</text:span> INTO <text:span text:style-name="T24">proff</text:span>;</text:p>
      <text:p text:style-name="P50"><text:s text:c="6"/>EXIT WHEN NOT FOUND;</text:p>
      <text:p text:style-name="P50"><text:s text:c="6"/></text:p>
      <text:p text:style-name="P50"><text:s text:c="6"/><text:span text:style-name="T25">SELECT DATE_PART('year', today::date) - DATE_PART('year', proff.dt_joining::date) INTO exp;</text:span></text:p>
      <text:p text:style-name="P50"><text:s text:c="6"/><text:span text:style-name="T25">IF exp&gt;10 THEN</text:span></text:p>
      <text:p text:style-name="P50"><text:s text:c="6"/><text:tab/><text:span text:style-name="T23">INSERT INTO exp_list VALUES (proff.id,proff.name,exp);</text:span></text:p>
      <text:p text:style-name="P50"><text:s text:c="6"/><text:span text:style-name="T25">END IF;</text:span></text:p>
      <text:p text:style-name="P50"><text:s text:c="3"/>END LOOP;</text:p>
      <text:p text:style-name="P50"><text:s text:c="3"/>CLOSE <text:span text:style-name="T25">movproff</text:span>;</text:p>
      <text:p text:style-name="P50"><text:s/></text:p>
      <text:p text:style-name="P50">END; $$</text:p>
      <text:p text:style-name="P50"><text:s/></text:p>
      <text:p text:style-name="P42">LANGUAGE plpgsql;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5">4 <text:s/>Create table employee_list(id,name,monthly salary). </text:p>
      <text:p text:style-name="P45">If:</text:p>
      <text:p text:style-name="P44">annual salary&lt;60000, increment monthly</text:p>
      <text:p text:style-name="P45">salary by 25%</text:p>
      <text:p text:style-name="P45"><text:s/>between 60000 and</text:p>
      <text:p text:style-name="P44">200000, increment by 20%</text:p>
      <text:p text:style-name="P44">between 200000 and 500000, increment by 15%</text:p>
      <text:p text:style-name="P44">annual salary&gt;500000, increment monthly salary by 10%</text:p>
      <text:p text:style-name="P44"/>
      <text:p text:style-name="P56">create table emp_list(id INT,Name varchar(20),M_sal INT);</text:p>
      <text:p text:style-name="P56"/>
      <text:p text:style-name="P56">insert into emp_list values(101,'Mathew',55000);</text:p>
      <text:p text:style-name="P56">insert into emp_list values(102,'Jose',80000);</text:p>
      <text:p text:style-name="P56">insert into emp_list values(103,'John',250000);</text:p>
      <text:p text:style-name="P56">insert into emp_list values(104,'Ann',600000);</text:p>
      <text:p text:style-name="P56"/>
      <text:p text:style-name="P56"/>
      <text:p text:style-name="P51">CREATE OR REPLACE FUNCTION <text:span text:style-name="T27">sal_incre</text:span>()</text:p>
      <text:p text:style-name="P51"><text:s text:c="3"/>RETURNS <text:span text:style-name="T21">void</text:span> AS $$</text:p>
      <text:p text:style-name="P51">DECLARE </text:p>
      <text:p text:style-name="P51"><text:s text:c="4"/><text:span text:style-name="T27">yearsal INT;</text:span></text:p>
      <text:p text:style-name="P51"><text:s text:c="4"/><text:span text:style-name="T27">monsal INT;</text:span></text:p>
      <text:p text:style-name="P51"><text:s text:c="4"/><text:span text:style-name="T26">sal</text:span> <text:s text:c="2"/>RECORD;</text:p>
      <text:p text:style-name="P51"><text:s text:c="4"/><text:span text:style-name="T23">movsal</text:span> CURSOR </text:p>
      <text:p text:style-name="P51"><text:s text:c="7"/>FOR SELECT *<text:span text:style-name="T21"> </text:span>FROM <text:span text:style-name="T26">emp_list;</text:span></text:p>
      <text:p text:style-name="P51">BEGI<text:span text:style-name="T22">N</text:span></text:p>
      <text:p text:style-name="P51"><text:s text:c="3"/>OPEN <text:span text:style-name="T26">movsal</text:span>;</text:p>
      <text:p text:style-name="P51"><text:s text:c="3"/>LOOP</text:p>
      <text:p text:style-name="P51"><text:s text:c="6"/>FETCH <text:span text:style-name="T23">movsal</text:span> INTO <text:span text:style-name="T26">sal</text:span>;</text:p>
      <text:p text:style-name="P51"><text:s text:c="6"/>EXIT WHEN NOT FOUND;</text:p>
      <text:p text:style-name="P51"><text:s text:c="6"/><text:span text:style-name="T27">yearsal=sal.m_sal*12;</text:span></text:p>
      <text:p text:style-name="P52"><text:s text:c="6"/><text:span text:style-name="T27">monsal=sal.m_sal;</text:span></text:p>
      <text:p text:style-name="P53"><text:s text:c="5"/></text:p>
      <text:p text:style-name="P51"><text:s text:c="6"/><text:span text:style-name="T25">IF yearsal&gt;500000 THEN</text:span></text:p>
      <text:p text:style-name="P51"><text:s text:c="6"/><text:tab/><text:span text:style-name="T26">UPDATE emp_list SET m_sal=monsal*1.1 WHERE m_sal=monsal;</text:span></text:p>
      <text:p text:style-name="P51"><text:s text:c="5"/><text:span text:style-name="T26">ELSIF yearsal&gt;200000 THEN</text:span></text:p>
      <text:p text:style-name="P51"><text:tab/><text:span text:style-name="T26">UPDATE emp_list SET m_sal=monsal*1.15 WHERE m_sal=monsal;</text:span><text:tab/></text:p>
      <text:p text:style-name="P51"><text:s text:c="4"/><text:span text:style-name="T26">ELSIF yearsal&gt;60000 THEN</text:span></text:p>
      <text:p text:style-name="P52"><text:tab/><text:span text:style-name="T26">UPDATE emp_list SET m_sal=monsal*1.2WHERE m_sal=monsal;</text:span></text:p>
      <text:p text:style-name="P52"><text:s text:c="3"/><text:span text:style-name="T27">ELSE</text:span></text:p>
      <text:p text:style-name="P52"><text:tab/><text:span text:style-name="T26">UPDATE emp_list SET m_sal=monsal*1.25 WHERE m_sal=monsal;</text:span><text:tab/><text:tab/></text:p>
      <text:p text:style-name="P51"><text:s text:c="6"/><text:span text:style-name="T25">END IF;</text:span></text:p>
      <text:p text:style-name="P51"><text:s text:c="3"/>END LOOP;</text:p>
      <text:p text:style-name="P51"><text:s text:c="3"/>CLOSE <text:span text:style-name="T25">movsal</text:span>;</text:p>
      <text:p text:style-name="P51"><text:s/></text:p>
      <text:p text:style-name="P51">END; $$</text:p>
      <text:p text:style-name="P51"><text:s/></text:p>
      <text:p text:style-name="P43">LANGUAGE plpgsql;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0:42:17.709054401</meta:creation-date>
    <dc:date>2019-08-19T22:13:42.198695853</dc:date>
    <meta:editing-duration>PT4H58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8" meta:paragraph-count="290" meta:word-count="1001" meta:character-count="7869" meta:non-whitespace-character-count="6683"/>
  </office:meta>
</office:document-meta>
</file>